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9000000324E5A6C3B.png"/>
  <manifest:file-entry manifest:media-type="image/png" manifest:full-path="Pictures/10000201000001D00000002F737867A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Mangal1" svg:font-family="Mangal"/>
    <style:font-face style:name="OpenSymbol" svg:font-family="OpenSymbol"/>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84cm" table:align="left"/>
    </style:style>
    <style:style style:name="Table1.A" style:family="table-column">
      <style:table-column-properties style:column-width="2.076cm"/>
    </style:style>
    <style:style style:name="Table1.B" style:family="table-column">
      <style:table-column-properties style:column-width="2.32cm"/>
    </style:style>
    <style:style style:name="Table1.C" style:family="table-column">
      <style:table-column-properties style:column-width="3.745cm"/>
    </style:style>
    <style:style style:name="Table1.D" style:family="table-column">
      <style:table-column-properties style:column-width="9.444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data-style-name="N100">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Verdana"/>
    </style:style>
    <style:style style:name="P2" style:family="paragraph" style:parent-style-name="Standard">
      <style:text-properties style:font-name="Verdana" fo:font-size="32pt" style:font-size-asian="32pt" style:font-size-complex="32pt"/>
    </style:style>
    <style:style style:name="P3" style:family="paragraph" style:parent-style-name="Standard">
      <style:text-properties style:font-name="Verdana" fo:font-size="20pt" style:font-size-asian="20pt" style:font-size-complex="20pt"/>
    </style:style>
    <style:style style:name="P4" style:family="paragraph" style:parent-style-name="Standard">
      <style:paragraph-properties fo:break-before="page"/>
    </style:style>
    <style:style style:name="P5" style:family="paragraph" style:parent-style-name="Table_20_Contents">
      <style:paragraph-properties fo:text-align="center" style:justify-single-word="false"/>
    </style:style>
    <style:style style:name="P6" style:family="paragraph" style:parent-style-name="Text_20_body">
      <style:text-properties style:font-name="Courier New1" fo:font-size="10pt" style:font-size-asian="10pt" style:font-size-complex="10pt"/>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fo:font-size="11pt" style:font-size-asian="11pt" style:font-size-complex="11pt"/>
    </style:style>
    <style:style style:name="P9" style:family="paragraph" style:parent-style-name="Text_20_body">
      <style:text-properties fo:font-size="11pt" fo:font-style="italic" style:font-size-asian="11pt" style:font-style-asian="italic" style:font-size-complex="11pt" style:font-style-complex="italic"/>
    </style:style>
    <style:style style:name="P10" style:family="paragraph" style:parent-style-name="Contents_20_1">
      <style:paragraph-properties>
        <style:tab-stops>
          <style:tab-stop style:position="17.59cm" style:type="right" style:leader-style="dotted" style:leader-text="."/>
        </style:tab-stops>
      </style:paragraph-properties>
    </style:style>
    <style:style style:name="P11" style:family="paragraph" style:parent-style-name="Text_20_body">
      <style:paragraph-properties fo:margin-top="0.199cm" fo:margin-bottom="0.21cm"/>
      <style:text-properties fo:font-size="11pt" style:font-size-asian="11pt" style:font-size-complex="11pt"/>
    </style:style>
    <style:style style:name="P12" style:family="paragraph" style:parent-style-name="Heading_20_1">
      <style:paragraph-properties fo:break-before="page"/>
    </style:style>
    <style:style style:name="P13" style:family="paragraph" style:parent-style-name="Heading_20_1">
      <style:paragraph-properties fo:break-before="page"/>
      <style:text-properties fo:font-style="normal" style:font-style-asian="normal" style:font-style-complex="normal"/>
    </style:style>
    <style:style style:name="P14" style:family="paragraph" style:parent-style-name="Text_20_body">
      <style:text-properties fo:font-style="normal" style:font-style-asian="normal" style:font-style-complex="normal"/>
    </style:style>
    <style:style style:name="P15" style:family="paragraph" style:parent-style-name="Text_20_body" style:list-style-name="L1">
      <style:text-properties fo:font-style="normal" style:font-style-asian="normal" style:font-style-complex="normal"/>
    </style:style>
    <style:style style:name="P16" style:family="paragraph" style:parent-style-name="Text_20_body" style:list-style-name="L2"/>
    <style:style style:name="P17" style:family="paragraph" style:parent-style-name="Text_20_body">
      <style:paragraph-properties fo:margin-top="0cm" fo:margin-bottom="0cm"/>
      <style:text-properties style:font-name="Courier New1"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1pt" fo:font-style="italic" style:font-size-asian="11pt" style:font-style-asian="italic" style:font-size-complex="11pt" style:font-style-complex="italic"/>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ResponsIF</text:p>
      <text:p text:style-name="P1"/>
      <text:p text:style-name="P3">User's Guide</text:p>
      <text:p text:style-name="P1">Version 0.1</text:p>
      <text:p text:style-name="Standard"/>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Revision History<text:tab/><text:a xlink:type="simple" xlink:href="#__RefHeading__629_1775747542" text:style-name="Internet_20_link" text:visited-style-name="Internet_20_link">3</text:a></text:p>
          <text:p text:style-name="P10">Introduction<text:tab/><text:a xlink:type="simple" xlink:href="#__RefHeading__146_1749790138" text:style-name="Internet_20_link" text:visited-style-name="Internet_20_link">4</text:a></text:p>
          <text:p text:style-name="P10">Boring Historical Stuff and Motivation<text:tab/><text:a xlink:type="simple" xlink:href="#__RefHeading__148_1749790138" text:style-name="Internet_20_link" text:visited-style-name="Internet_20_link">5</text:a></text:p>
          <text:p text:style-name="P10">Hello, world<text:tab/><text:a xlink:type="simple" xlink:href="#__RefHeading__150_1749790138" text:style-name="Internet_20_link" text:visited-style-name="Internet_20_link">6</text:a></text:p>
        </text:index-body>
      </text:table-of-content>
      <text:p text:style-name="Standard"/>
      <text:h text:style-name="P12" text:outline-level="1"><text:bookmark-start text:name="__RefHeading__629_1775747542"/>Revision History<text:bookmark-end text:name="__RefHeading__629_1775747542"/></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Version</text:p>
          </table:table-cell>
          <table:table-cell table:style-name="Table1.A1" office:value-type="string">
            <text:p text:style-name="Table_20_Heading">Who</text:p>
          </table:table-cell>
          <table:table-cell table:style-name="Table1.A1" office:value-type="string">
            <text:p text:style-name="Table_20_Heading">Date</text:p>
          </table:table-cell>
          <table:table-cell table:style-name="Table1.D1" office:value-type="string">
            <text:p text:style-name="Table_20_Heading">Change</text:p>
          </table:table-cell>
        </table:table-row>
        <table:table-row>
          <table:table-cell table:style-name="Table1.A2" office:value-type="float" office:value="0.1">
            <text:p text:style-name="P5">0.1</text:p>
          </table:table-cell>
          <table:table-cell table:style-name="Table1.B2" office:value-type="string">
            <text:p text:style-name="P5">J. Nabonne</text:p>
          </table:table-cell>
          <table:table-cell table:style-name="Table1.C2" office:value-type="float" office:value="41452">
            <text:p text:style-name="P5">2015-05-27</text:p>
          </table:table-cell>
          <table:table-cell table:style-name="Table1.D2" office:value-type="string">
            <text:p text:style-name="Table_20_Contents">Initial revision.</text:p>
          </table:table-cell>
        </table:table-row>
        <table:table-row>
          <table:table-cell table:style-name="Table1.A2">
            <text:p text:style-name="P5"/>
          </table:table-cell>
          <table:table-cell table:style-name="Table1.B2" office:value-type="string">
            <text:p text:style-name="P5"/>
          </table:table-cell>
          <table:table-cell table:style-name="Table1.C2">
            <text:p text:style-name="P5"/>
          </table:table-cell>
          <table:table-cell table:style-name="Table1.D2" office:value-type="string">
            <text:p text:style-name="Table_20_Contents"/>
          </table:table-cell>
        </table:table-row>
      </table:table>
      <text:h text:style-name="Heading_20_1" text:outline-level="1"/>
      <text:h text:style-name="P13" text:outline-level="1"><text:bookmark-start text:name="__RefHeading__146_1749790138"/>Introduction<text:bookmark-end text:name="__RefHeading__146_1749790138"/></text:h>
      <text:p text:style-name="P14"/>
      <text:p text:style-name="P8"><text:span text:style-name="T2">“I offer this definition of interactivity: </text:span><text:span text:style-name="T1">A cyclic process between two or more active agents in which each agent alternately listens, thinks, and speaks.”</text:span> (Chris Crawford, <text:span text:style-name="T1">Chris Crawford on Interactive Storytelling)</text:span></text:p>
      <text:p text:style-name="P11">“We design the rules that shape her experience, her choices, her performance. Rules are how we communicate. Verbs are the rules that allow her to communicate back. The game is a dialogue between game and player, and the rules we design are the vocabulary with which this conversation takes place.” <text:s/>(Anna Anthropy, <text:span text:style-name="T1">A Game Design Vocabulary)</text:span></text:p>
      <text:p text:style-name="P14">ResponseIf is a response-based system for creating Interactive Fiction - whether that means old-school, text adventure type games, “choose your own adventures”, or even something that perhaps only you have so far dreamed up. It is designed to be flexible and general purpose. <text:s/>ResponsIF is written in JavaScript, and its native text format is HTML.</text:p>
      <text:p text:style-name="P14"/>
      <text:h text:style-name="P13" text:outline-level="1"><text:bookmark-start text:name="__RefHeading__148_1749790138"/>Boring Historical Stuff and Design Motivation<text:bookmark-end text:name="__RefHeading__148_1749790138"/></text:h>
      <text:p text:style-name="P9">[This section is optional but might be interesting to some. If you want to get right into things, you can skip it.]</text:p>
      <text:p text:style-name="Text_20_body"><text:span text:style-name="T2">The history of ResponsIF begins with my discovery of Aaron Reed's game </text:span><text:span text:style-name="T1">Blue Lacuna</text:span><text:span text:style-name="T2">. I had been playing some text adventure games and trying to create my own, and his implementation of single keyword input in addition to the usual “verb noun” format of standard text adventure commands was inspirational for me. I was using Quest at the time – as opposed to Inform, which his extension was written for – and I began thinking of how to implement something like that myself, but for my own work. I was also helping out in the Quest forums, and I began to notice a pattern to the sorts of questions new authors were asking:</text:span></text:p>
      <text:list xml:id="list6506484289640379183" text:style-name="L1">
        <text:list-item>
          <text:p text:style-name="P15">How can I have characters with a variety of responses?</text:p>
        </text:list-item>
        <text:list-item>
          <text:p text:style-name="P15">I want my room descriptions to change depending on &lt;xxx&gt;.</text:p>
        </text:list-item>
        <text:list-item>
          <text:p text:style-name="P15">I want my object descriptions to vary depending on what the player does.</text:p>
        </text:list-item>
        <text:list-item>
          <text:p text:style-name="P15">How can I display occasional, random text after each turn?</text:p>
        </text:list-item>
        <text:list-item>
          <text:p text:style-name="P15">How can I change the help text?</text:p>
        </text:list-item>
        <text:list-item>
          <text:p text:style-name="P15">How can I implement hints?</text:p>
        </text:list-item>
      </text:list>
      <text:p text:style-name="P14">What I noticed is that everyone wanted to vary the responses their games made in more or less the same way, but across all aspects of the game. Whereas things like room and object descriptions were often thought of as static, more enterprising game authors wanted them to be as dynamic as conversation might be with an in-game non-player character. And that's when I had my epiphany:</text:p>
      <text:p text:style-name="P7">Everything is a conversation.</text:p>
      <text:p text:style-name="P14">Conversation concepts could be applied not only to characters but to rooms and objects and pretty much everything, including the help system or even in-game hints. In fact, the basic structure of player input followed by a game response could be perceived as a back-and-forth of conversation itself. When you were playing a text adventure game, you were, in a sense, having a conversation with the game,</text:p>
      <text:p text:style-name="P14">With that in mind, I created a “response library”, one which had a simple core engine that had one purpose: select and activate responses based on topical keyword input. The engine had no real knowledge about the domain of interactive fiction. It had no intrinsic notion of rooms or objects or taking things or dropping things or opening things. All it knew about were responses, and responses would be used to build everything, but in a general, flexible way.</text:p>
      <text:p text:style-name="Text_20_body"><text:span text:style-name="T2">That engine was used in </text:span><text:span text:style-name="T1">spondre</text:span><text:span text:style-name="T2">, my first (and only real, so far, game). </text:span></text:p>
      <text:p text:style-name="Text_20_body"><text:span text:style-name="T2">I was happy with the way the library worked – and the game proved it was reasonably viable – but I was dissatisfied by three things. First, I was using Quest objects to hold my response information, and the editor was not set up to input request information in an optimal way. It was necessary to edit the XML by hand, and editing XML was not something I would expect non-technically savvy authors to do. That was a huge barrier to anyone but me using it Second, I was beginning to run into performance problems in Quest, not so much in the response library but in other things I was trying to do. That didn't bode well for the future. Third, there was no clear and straightforward way to convert Quest games into a more universally deployable format (e.g. something that could be put on a mobile device), something I definitely wanted to do. </text:span><text:span text:style-name="T3">[These deficiencies could possibly be cured by Alex Warren's new QuestJS project.]</text:span></text:p>
      <text:p text:style-name="Text_20_body"><text:span text:style-name="T2">I decided to start over and rewrite the “response library” as a standalone JavaScript engine. Along the way, it has picked up features not even dreamed of in the original library (e.g. built in support for </text:span><text:soft-page-break/><text:span text:style-name="T2">animation). And who knows where it will go next.</text:span></text:p>
      <text:p text:style-name="Text_20_body"><text:span text:style-name="T2">The result is </text:span><text:span text:style-name="T1">ResponsIF</text:span><text:span text:style-name="T2">.</text:span></text:p>
      <text:h text:style-name="P12" text:outline-level="1">Some Terminology</text:h>
      <text:p text:style-name="Text_20_body">There are some terms that will be used over and over in the remainder of this document.</text:p>
      <text:p text:style-name="Text_20_body"><text:span text:style-name="T4">riff</text:span>: Some IF is game-like (and therefore called a “game”). Some IF is more story-like (and therefore <text:s/>called a “story”). And some IF is something else entirely. Given that we need some way to talk about what can be created with ResponsIF, neither “game” nor “story” suffices as an umbrella term, and words like “work” and “piece” are too vague and clunky. Since this is my party, I'm going to coin a term for a ResponsIF program: a “riff” A <text:span text:style-name="T1">riff</text:span> is the set of authored responses as well as any HTML and CSS used to create the desired user experience.</text:p>
      <text:p text:style-name="Text_20_body"><text:span text:style-name="T4">response</text:span>: A <text:span text:style-name="T1">response</text:span> is a small unit of behavior. A response can show text on the screen, it can change riff world state, it can move objects around, and much more. Responses are how the riff communicates with the player. They can also be used by the riff to offer options to the player to select player actions.</text:p>
      <text:p text:style-name="Text_20_body"><text:span text:style-name="T4">call</text:span>: A <text:span text:style-name="T1">call</text:span> is the trigger for a response. Calls are what generate responses. (This is often combined as “call and response” in music and certain interactions between speaker and listener.) The player will typically call topics into the riff. Responses can also call their own topics, to cause subsequent behavior. Topics can also be called by text markup to insert dynamic responses in place.</text:p>
      <text:p text:style-name="Text_20_body"><text:span text:style-name="T4">responder</text:span>: A <text:span text:style-name="T1">responder</text:span> is anything in a riff that can generate responses. The player is a responder. If the player is in a room, the room can be a responder. Other objects in the room with the player can be responders. The help system can be a global responder. The user interface itself can be a responder.</text:p>
      <text:p text:style-name="Text_20_body"><text:span text:style-name="T4">parent</text:span>: Responders may be contained within other responders. In this case, the containing responder is termed the “parent”, and responders contained within the parent are known as its “children”. The parent provides a “response context” for its children. Responders can be moved from one parent to another by responses.</text:p>
      <text:h text:style-name="P12" text:outline-level="1"><text:bookmark-start text:name="__RefHeading__150_1749790138"/>Hello, world<text:bookmark-end text:name="__RefHeading__150_1749790138"/></text:h>
      <text:p text:style-name="Text_20_body">Let's jump into things. In the grand tradition of computer language tutorials, what follows is a simple riff that prints out, “Hello, world!”</text:p>
      <text:p text:style-name="Text_20_body"/>
      <text:p text:style-name="P17">.responses player</text:p>
      <text:p text:style-name="P17"><text:tab/>.response START</text:p>
      <text:p text:style-name="P17"><text:tab/><text:tab/>.does</text:p>
      <text:p text:style-name="P17"><text:tab/><text:tab/><text:tab/>.says Hello, world!</text:p>
      <text:p text:style-name="P17">.end</text:p>
      <text:p text:style-name="Text_20_body"/>
      <text:p text:style-name="Text_20_body">Result:</text:p>
      <text:p text:style-name="Text_20_body"><draw:frame draw:style-name="fr1" draw:name="graphics1" text:anchor-type="paragraph" svg:x="0.026cm" svg:y="-0.192cm" svg:width="9.714cm" svg:height="0.984cm" draw:z-index="0"><draw:image xlink:href="Pictures/10000201000001D00000002F737867A6.png" xlink:type="simple" xlink:show="embed" xlink:actuate="onLoad"/></draw:frame></text:p>
      <text:p text:style-name="Text_20_body">Let's analyze this a bit.</text:p>
      <text:p text:style-name="Text_20_body">An immediate question may be, “What's up with all the dots?” This is how a ResponsIF document is formatted, as a sequence of dotted keywords and associated data. The leading dot for a keyword was chosen to minimize conflict with actual text – a primary goal of the riff format is to allow text to be entered in as pure a form as possible, without the need for external quotes or other special delimiting characters.</text:p>
      <text:p text:style-name="Text_20_body">It's also worthwhile noting that there is no syntactic significance to the indentation. Unlike some languages which rely on white space or line breaks to delimit aspects of a file, indentation and line breaks in ResponsIF are used solely at an author's discretion. The only white space that is significant is that which separates tokens and values. The following variations of the above file are all valid and equivalent:</text:p>
      <text:p text:style-name="P17">.-----------</text:p>
      <text:p text:style-name="P17">.- Variant 1</text:p>
      <text:p text:style-name="P17">.-----------</text:p>
      <text:p text:style-name="P17">.responses player</text:p>
      <text:p text:style-name="P17"><text:tab/>.response START</text:p>
      <text:p text:style-name="P17"><text:tab/><text:tab/>.does .says Hello, world!</text:p>
      <text:p text:style-name="P17">.end</text:p>
      <text:p text:style-name="P17">.-----------</text:p>
      <text:p text:style-name="P17">.- Variant 2</text:p>
      <text:p text:style-name="P17">.-----------</text:p>
      <text:p text:style-name="P17">.responses player <text:line-break/><text:tab/>.response START .does .says Hello, world! <text:line-break/>.end</text:p>
      <text:p text:style-name="P17">.-----------</text:p>
      <text:p text:style-name="P17">.- Variant 3</text:p>
      <text:p text:style-name="P17">.-----------</text:p>
      <text:p text:style-name="P17">.responses player .response START .does .says Hello, world! .end</text:p>
      <text:p text:style-name="Text_20_body"/>
      <text:p text:style-name="Text_20_body">As can be seen from the last line, some indentation is recommended to aid with readability. Long blocks of text can be split across multiple lines as well, as HTML also tends to ignore white space.</text:p>
      <text:p text:style-name="Text_20_body">Starting at the first line, we have</text:p>
      <text:p text:style-name="P6"><text:tab/>.responses player</text:p>
      <text:p text:style-name="Text_20_body"><text:soft-page-break/>This line begins the definition of responses for the player. There will always be at least one responder in a riff, the current “point of view” responder. The default point-of-view responder is named “player”, but this can be changed if desired. </text:p>
      <text:p text:style-name="Text_20_body">Responses will be defined until an .end token is reached.</text:p>
      <text:p text:style-name="Text_20_body">Next, we have</text:p>
      <text:p text:style-name="P6"><text:tab/>.response START</text:p>
      <text:p text:style-name="Text_20_body">This begins a new response, in this case for the topic START. The START topic is sent by the boilerplate index.html file when a new riff is begun. This response will match that topic.</text:p>
      <text:p text:style-name="P6"><text:tab/>.does</text:p>
      <text:p text:style-name="Text_20_body">This begins the part of the response that describes what the response does when it is processed. It contains one or more additional tokens, which are executed in order.</text:p>
      <text:p text:style-name="P6"><text:tab/>.says Hello, world!</text:p>
      <text:p text:style-name="Text_20_body">This is heart of the response: it outputs the string “Hello, world!”</text:p>
      <text:p text:style-name="P6"><text:tab/>.end</text:p>
      <text:p text:style-name="Text_20_body">This is the terminator for the player responses. In an attempt to keep the language as simple as possible, much of the explicit bracketing of content found in other languages is implicit in ResponsIF. In particular, there is no “end” marker for a response. A response is implicitly ended when either a new response begins or the end of the overall responses group is reached. There are very few constructs that use an actual ending token.</text:p>
      <text:p text:style-name="Text_20_body">Extending the “hello world” example, we can add a second response for the same topic.</text:p>
      <text:p text:style-name="P17">.responses player</text:p>
      <text:p text:style-name="P17"><text:s text:c="4"/>.response START</text:p>
      <text:p text:style-name="P17"><text:s text:c="8"/>.does</text:p>
      <text:p text:style-name="P17"><text:s text:c="12"/>.says Hello, world!</text:p>
      <text:p text:style-name="P17"/>
      <text:p text:style-name="P17"><text:s text:c="4"/>.response START</text:p>
      <text:p text:style-name="P17"><text:s text:c="8"/>.does</text:p>
      <text:p text:style-name="P17"><text:s text:c="12"/>.says (And greetings to all our ships at sea.)</text:p>
      <text:p text:style-name="P17">.end</text:p>
      <text:p text:style-name="Text_20_body"/>
      <text:p text:style-name="Text_20_body">Result: </text:p>
      <text:p text:style-name="Text_20_body"><draw:frame draw:style-name="fr1" draw:name="graphics2" text:anchor-type="paragraph" svg:x="0cm" svg:y="0cm" svg:width="9.467cm" svg:height="1.074cm" draw:z-index="1"><draw:image xlink:href="Pictures/10000201000001B9000000324E5A6C3B.png" xlink:type="simple" xlink:show="embed" xlink:actuate="onLoad"/></draw:frame>This shows two important things. First, more than one response might trigger for the same topics. The above example is a bit contrived, but this ability will come in handy in a number of situations, especially ones that involve giving the player multiple options or where multiple responders are present in the same context.</text:p>
      <text:p text:style-name="Text_20_body">Second, the “says” output is simply concatenated, piece by piece. Responses will typically be processed in the order they are encountered, but there are ways to control output order in cases where that is important.</text:p>
      <text:p text:style-name="Text_20_body"/>
      <text:p text:style-name="Text_20_body"/>
      <text:h text:style-name="Heading_20_1" text:outline-level="1"><text:soft-page-break/>Interactivity</text:h>
      <text:p text:style-name="Text_20_body">We now know how to make our riff speak. How do we make it listen? </text:p>
      <text:p text:style-name="Text_20_body">This is where the user interface comes into action. ResponsIF doesn't dictate a particular interface but it does support any number of possible variants:</text:p>
      <text:list xml:id="list3980392237596242426" text:style-name="L2">
        <text:list-item>
          <text:p text:style-name="P16">In-text links</text:p>
        </text:list-item>
        <text:list-item>
          <text:p text:style-name="P16">Fixed links and buttons</text:p>
        </text:list-item>
        <text:list-item>
          <text:p text:style-name="P16">Type-in areas (e.g. text parsers, keyword input)</text:p>
        </text:list-item>
        <text:list-item>
          <text:p text:style-name="P16">Anything else you can craft in HTML</text:p>
        </text:list-item>
      </text:list>
      <text:p text:style-name="Text_20_body">The function of the user interface is to allow the player to directly or indirectly make “calls” to generate further responses. Links and buttons can call topics. Type-in areas can be used to input varying topics. Links can come and go as desired.</text:p>
      <text:p text:style-name="Text_20_body">At this time, ResponsIF doesn't come with a built in command line parser. The reason for this is that far better minds have created far better parsers than I would probably come up with, with development spanning decades. ResponsIF should be easily integrated with any parser that can be used to generate keyword topics (the original Quest version of this library was integrated with the Quest parser).</text:p>
      <text:p text:style-name="Text_20_body">ResponsIF is designed to work on the semantic level. It is not really meant to handle syntax. A response that matches the topics “look apple” will also match “apple look” and even more serious digressions like “don't look at the apple”. Keyword matching simply does not work well for input validation (believe me – I gave it a try once).</text:p>
      <text:p text:style-name="Text_20_body">Being HTML-based, however, links are a natural – and built-in – form of user input. We will be using links for the remainder of this document. Keep in mind, though, that anything that can translate user input into topics may be use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Mangal1" svg:font-family="Mangal"/>
    <style:font-face style:name="OpenSymbol" svg:font-family="OpenSymbol"/>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de" style:family="paragraph" style:parent-style-name="Text_20_body" style:class="text">
      <style:paragraph-properties fo:margin-top="0cm" fo:margin-bottom="0.102cm"/>
      <style:text-properties style:font-name="Courier New1" fo:font-size="10.5pt" style:font-size-asian="10.5pt" style:font-size-complex="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1T22:37:29.67</meta:creation-date>
    <dc:date>2015-06-14T14:27:58.19</dc:date>
    <meta:editing-duration>P5DT35M18S</meta:editing-duration>
    <meta:editing-cycles>197</meta:editing-cycles>
    <meta:generator>OpenOffice/4.0.1$Win32 OpenOffice.org_project/401m5$Build-9714</meta:generator>
    <dc:creator>Jay Nabonne</dc:creator>
    <meta:document-statistic meta:table-count="1" meta:image-count="2" meta:object-count="0" meta:page-count="10" meta:paragraph-count="108" meta:word-count="2061" meta:character-count="11991"/>
  </office:meta>
</office:document-meta>
</file>